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2602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292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glytest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block_m</text:p>
          </table:table-cell>
          <table:table-cell office:value-type="string" calcext:value-type="string">
            <text:p>kw</text:p>
          </table:table-cell>
        </table:table-row>
        <table:table-row table:style-name="ro1" table:visibility="filter">
          <table:table-cell office:value-type="float" office:value="17.0729" calcext:value-type="float">
            <text:p>17.07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7.0864" calcext:value-type="float">
            <text:p>17.08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.0473" calcext:value-type="float">
            <text:p>19.04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9.0037" calcext:value-type="float">
            <text:p>19.00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7.5983" calcext:value-type="float">
            <text:p>67.59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3.7333" calcext:value-type="float">
            <text:p>53.7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.6525" calcext:value-type="float">
            <text:p>53.65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5.5841" calcext:value-type="float">
            <text:p>55.58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49.1935" calcext:value-type="float">
            <text:p>149.19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07.0759" calcext:value-type="float">
            <text:p>107.0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9.2978" calcext:value-type="float">
            <text:p>109.29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18.3755" calcext:value-type="float">
            <text:p>118.37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255.8704" calcext:value-type="float">
            <text:p>255.87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89.6685" calcext:value-type="float">
            <text:p>189.66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3.94" calcext:value-type="float">
            <text:p>193.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296.9261" calcext:value-type="float">
            <text:p>296.9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3.3776" calcext:value-type="float">
            <text:p>303.37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428.2776" calcext:value-type="float">
            <text:p>428.27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7.8209" calcext:value-type="float">
            <text:p>437.82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0.7668" calcext:value-type="float">
            <text:p>600.76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8.7244" calcext:value-type="float">
            <text:p>828.7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33.167" calcext:value-type="float">
            <text:p>1033.1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6.8957" calcext:value-type="float">
            <text:p>16.89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6.9398" calcext:value-type="float">
            <text:p>16.93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0891" calcext:value-type="float">
            <text:p>18.08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8.819" calcext:value-type="float">
            <text:p>18.8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6.9584" calcext:value-type="float">
            <text:p>66.95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6.9097" calcext:value-type="float">
            <text:p>56.90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.2158" calcext:value-type="float">
            <text:p>53.21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6.4026" calcext:value-type="float">
            <text:p>56.40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07.523" calcext:value-type="float">
            <text:p>107.5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45.1731" calcext:value-type="float">
            <text:p>145.17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9.4084" calcext:value-type="float">
            <text:p>109.40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19.8294" calcext:value-type="float">
            <text:p>119.82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90.4288" calcext:value-type="float">
            <text:p>190.42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91.446" calcext:value-type="float">
            <text:p>191.4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3.706" calcext:value-type="float">
            <text:p>193.7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372.2841" calcext:value-type="float">
            <text:p>372.28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299.9469" calcext:value-type="float">
            <text:p>299.94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4.6889" calcext:value-type="float">
            <text:p>304.68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430.7257" calcext:value-type="float">
            <text:p>430.7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433.8255" calcext:value-type="float">
            <text:p>433.82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9.3696" calcext:value-type="float">
            <text:p>439.36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481.408" calcext:value-type="float">
            <text:p>481.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591.3845" calcext:value-type="float">
            <text:p>591.38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9.7294" calcext:value-type="float">
            <text:p>599.72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655.8259" calcext:value-type="float">
            <text:p>655.8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773.6602" calcext:value-type="float">
            <text:p>773.66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5.6839" calcext:value-type="float">
            <text:p>785.68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27.5288" calcext:value-type="float">
            <text:p>1027.52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45.1599" calcext:value-type="float">
            <text:p>1245.15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2.1979" calcext:value-type="float">
            <text:p>12.19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6.8509" calcext:value-type="float">
            <text:p>16.85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746" calcext:value-type="float">
            <text:p>17.7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8.7195" calcext:value-type="float">
            <text:p>18.7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6.6436" calcext:value-type="float">
            <text:p>66.64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5.2665" calcext:value-type="float">
            <text:p>55.26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.1744" calcext:value-type="float">
            <text:p>53.17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4.355" calcext:value-type="float">
            <text:p>74.3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12.5438" calcext:value-type="float">
            <text:p>112.54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08.9951" calcext:value-type="float">
            <text:p>108.99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9.5927" calcext:value-type="float">
            <text:p>139.59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34.7991" calcext:value-type="float">
            <text:p>134.79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96.8889" calcext:value-type="float">
            <text:p>196.88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93.4595" calcext:value-type="float">
            <text:p>193.45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5.2356" calcext:value-type="float">
            <text:p>195.23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214.7665" calcext:value-type="float">
            <text:p>214.76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301.2679" calcext:value-type="float">
            <text:p>301.26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302.4998" calcext:value-type="float">
            <text:p>302.4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5.3091" calcext:value-type="float">
            <text:p>305.30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335.6347" calcext:value-type="float">
            <text:p>335.63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433.5822" calcext:value-type="float">
            <text:p>433.58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435.9173" calcext:value-type="float">
            <text:p>435.91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0.4068" calcext:value-type="float">
            <text:p>440.40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483.4213" calcext:value-type="float">
            <text:p>483.42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89.3986" calcext:value-type="float">
            <text:p>589.39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594.3738" calcext:value-type="float">
            <text:p>594.3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1.3117" calcext:value-type="float">
            <text:p>601.31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659.3861" calcext:value-type="float">
            <text:p>659.38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777.6566" calcext:value-type="float">
            <text:p>777.65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8.0569" calcext:value-type="float">
            <text:p>788.05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862.2994" calcext:value-type="float">
            <text:p>862.29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985.6163" calcext:value-type="float">
            <text:p>985.61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0.4893" calcext:value-type="float">
            <text:p>1000.48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40.5076" calcext:value-type="float">
            <text:p>1240.50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2.2439" calcext:value-type="float">
            <text:p>12.24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6.8105" calcext:value-type="float">
            <text:p>16.81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8411" calcext:value-type="float">
            <text:p>17.84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8.6838" calcext:value-type="float">
            <text:p>18.68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6.9105" calcext:value-type="float">
            <text:p>66.91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4.665" calcext:value-type="float">
            <text:p>54.6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3.1503" calcext:value-type="float">
            <text:p>53.15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4.9334" calcext:value-type="float">
            <text:p>54.93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0.5406" calcext:value-type="float">
            <text:p>150.54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08.6534" calcext:value-type="float">
            <text:p>108.65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.0342" calcext:value-type="float">
            <text:p>111.0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20.7304" calcext:value-type="float">
            <text:p>120.73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93.2497" calcext:value-type="float">
            <text:p>193.24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92.8296" calcext:value-type="float">
            <text:p>192.82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6.9358" calcext:value-type="float">
            <text:p>196.93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214.2079" calcext:value-type="float">
            <text:p>214.20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301.4893" calcext:value-type="float">
            <text:p>301.48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301.4589" calcext:value-type="float">
            <text:p>301.45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8.172" calcext:value-type="float">
            <text:p>308.1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334.6434" calcext:value-type="float">
            <text:p>334.64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434.6344" calcext:value-type="float">
            <text:p>434.63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434.5101" calcext:value-type="float">
            <text:p>434.5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4.0626" calcext:value-type="float">
            <text:p>444.06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481.868" calcext:value-type="float">
            <text:p>481.8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91.3552" calcext:value-type="float">
            <text:p>591.35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591.7557" calcext:value-type="float">
            <text:p>591.75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6.4561" calcext:value-type="float">
            <text:p>606.45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656.9561" calcext:value-type="float">
            <text:p>656.95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774.2319" calcext:value-type="float">
            <text:p>774.23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4.6884" calcext:value-type="float">
            <text:p>794.68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859.4511" calcext:value-type="float">
            <text:p>859.45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981.8817" calcext:value-type="float">
            <text:p>981.88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9.3102" calcext:value-type="float">
            <text:p>1009.31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089.5017" calcext:value-type="float">
            <text:p>1089.50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214.712" calcext:value-type="float">
            <text:p>1214.7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50.4128" calcext:value-type="float">
            <text:p>1250.4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2.1427" calcext:value-type="float">
            <text:p>12.14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6.9058" calcext:value-type="float">
            <text:p>16.90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0.0116" calcext:value-type="float">
            <text:p>0.01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8.5379" calcext:value-type="float">
            <text:p>18.53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6.7811" calcext:value-type="float">
            <text:p>66.78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5.7381" calcext:value-type="float">
            <text:p>55.73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0131" calcext:value-type="float">
            <text:p>0.0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3.5612" calcext:value-type="float">
            <text:p>73.56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14.7078" calcext:value-type="float">
            <text:p>114.70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08.8741" calcext:value-type="float">
            <text:p>108.87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0.0133" calcext:value-type="float">
            <text:p>0.01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48.5028" calcext:value-type="float">
            <text:p>148.5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92.59" calcext:value-type="float">
            <text:p>192.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93.8446" calcext:value-type="float">
            <text:p>193.84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0.013" calcext:value-type="float">
            <text:p>0.0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242.9633" calcext:value-type="float">
            <text:p>242.96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301.2922" calcext:value-type="float">
            <text:p>301.29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303.4752" calcext:value-type="float">
            <text:p>303.47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0.0128" calcext:value-type="float">
            <text:p>0.0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332.2556" calcext:value-type="float">
            <text:p>332.25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434.1031" calcext:value-type="float">
            <text:p>434.10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437.6581" calcext:value-type="float">
            <text:p>437.65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0.0137" calcext:value-type="float">
            <text:p>0.0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479.1903" calcext:value-type="float">
            <text:p>479.19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91.5748" calcext:value-type="float">
            <text:p>591.57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596.899" calcext:value-type="float">
            <text:p>596.8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0.0129" calcext:value-type="float">
            <text:p>0.01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707.1556" calcext:value-type="float">
            <text:p>707.15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773.5452" calcext:value-type="float">
            <text:p>773.54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781.3918" calcext:value-type="float">
            <text:p>781.39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0.0133" calcext:value-type="float">
            <text:p>0.01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889.1259" calcext:value-type="float">
            <text:p>889.1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990.856" calcext:value-type="float">
            <text:p>990.8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0.0134" calcext:value-type="float">
            <text:p>0.01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152.3809" calcext:value-type="float">
            <text:p>1152.38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225.6189" calcext:value-type="float">
            <text:p>1225.61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0.0137" calcext:value-type="float">
            <text:p>0.0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2.1034" calcext:value-type="float">
            <text:p>12.10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6.6481" calcext:value-type="float">
            <text:p>16.64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0.013" calcext:value-type="float">
            <text:p>0.0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8.5424" calcext:value-type="float">
            <text:p>18.54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6.5394" calcext:value-type="float">
            <text:p>66.5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54.8862" calcext:value-type="float">
            <text:p>54.88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0125" calcext:value-type="float">
            <text:p>0.0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3.5815" calcext:value-type="float">
            <text:p>73.58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11.4872" calcext:value-type="float">
            <text:p>111.48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09.655" calcext:value-type="float">
            <text:p>109.6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0.0131" calcext:value-type="float">
            <text:p>0.0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0.596" calcext:value-type="float">
            <text:p>150.5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91.877" calcext:value-type="float">
            <text:p>191.8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90.7599" calcext:value-type="float">
            <text:p>190.75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0.0131" calcext:value-type="float">
            <text:p>0.0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212.4234" calcext:value-type="float">
            <text:p>212.42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300.0628" calcext:value-type="float">
            <text:p>300.06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298.5914" calcext:value-type="float">
            <text:p>298.59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0.0136" calcext:value-type="float">
            <text:p>0.01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383.6354" calcext:value-type="float">
            <text:p>383.63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432.5056" calcext:value-type="float">
            <text:p>432.50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430.8452" calcext:value-type="float">
            <text:p>430.84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0.0129" calcext:value-type="float">
            <text:p>0.01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32.7747" calcext:value-type="float">
            <text:p>532.7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89.2811" calcext:value-type="float">
            <text:p>589.28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587.4764" calcext:value-type="float">
            <text:p>587.47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0.0124" calcext:value-type="float">
            <text:p>0.01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695.6362" calcext:value-type="float">
            <text:p>695.63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770.2007" calcext:value-type="float">
            <text:p>770.20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768.9554" calcext:value-type="float">
            <text:p>768.95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0.0121" calcext:value-type="float">
            <text:p>0.01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898.2821" calcext:value-type="float">
            <text:p>898.28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975.9636" calcext:value-type="float">
            <text:p>975.96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974.9699" calcext:value-type="float">
            <text:p>974.96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0.0124" calcext:value-type="float">
            <text:p>0.01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083.3965" calcext:value-type="float">
            <text:p>1083.39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206.2004" calcext:value-type="float">
            <text:p>1206.2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0.0145" calcext:value-type="float">
            <text:p>0.01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406.6173" calcext:value-type="float">
            <text:p>1406.61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2.096" calcext:value-type="float">
            <text:p>12.0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6.7838" calcext:value-type="float">
            <text:p>16.78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0.0135" calcext:value-type="float">
            <text:p>0.01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8.4882" calcext:value-type="float">
            <text:p>18.48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6.5167" calcext:value-type="float">
            <text:p>66.51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5.9854" calcext:value-type="float">
            <text:p>65.98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0122" calcext:value-type="float">
            <text:p>0.01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3.3756" calcext:value-type="float">
            <text:p>73.37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14.1522" calcext:value-type="float">
            <text:p>114.15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07.0025" calcext:value-type="float">
            <text:p>107.00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0.0125" calcext:value-type="float">
            <text:p>0.0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1.8781" calcext:value-type="float">
            <text:p>151.87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91.6906" calcext:value-type="float">
            <text:p>191.69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90.5172" calcext:value-type="float">
            <text:p>190.51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0.013" calcext:value-type="float">
            <text:p>0.0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211.8163" calcext:value-type="float">
            <text:p>211.81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299.7669" calcext:value-type="float">
            <text:p>299.76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298.0726" calcext:value-type="float">
            <text:p>298.07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0.0129" calcext:value-type="float">
            <text:p>0.01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399.3081" calcext:value-type="float">
            <text:p>399.30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432.0712" calcext:value-type="float">
            <text:p>432.07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429.8594" calcext:value-type="float">
            <text:p>429.85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0.0121" calcext:value-type="float">
            <text:p>0.01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22.2193" calcext:value-type="float">
            <text:p>522.21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88.561" calcext:value-type="float">
            <text:p>588.5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586.1811" calcext:value-type="float">
            <text:p>586.18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0.0132" calcext:value-type="float">
            <text:p>0.01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684.5101" calcext:value-type="float">
            <text:p>684.5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769.3027" calcext:value-type="float">
            <text:p>769.30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767.1046" calcext:value-type="float">
            <text:p>767.10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0.013" calcext:value-type="float">
            <text:p>0.0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902.2443" calcext:value-type="float">
            <text:p>902.24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975.933" calcext:value-type="float">
            <text:p>975.9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973.3416" calcext:value-type="float">
            <text:p>973.34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0.0133" calcext:value-type="float">
            <text:p>0.01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115.0793" calcext:value-type="float">
            <text:p>1115.07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203.9661" calcext:value-type="float">
            <text:p>1203.96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0.0136" calcext:value-type="float">
            <text:p>0.01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384.0293" calcext:value-type="float">
            <text:p>1384.02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2.0629" calcext:value-type="float">
            <text:p>12.06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6.9684" calcext:value-type="float">
            <text:p>16.96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0.0132" calcext:value-type="float">
            <text:p>0.01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8.4359" calcext:value-type="float">
            <text:p>18.43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66.306" calcext:value-type="float">
            <text:p>66.3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66.7468" calcext:value-type="float">
            <text:p>66.74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0118" calcext:value-type="float">
            <text:p>0.01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71.6834" calcext:value-type="float">
            <text:p>71.68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48.7648" calcext:value-type="float">
            <text:p>148.7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08.3121" calcext:value-type="float">
            <text:p>108.31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0.0136" calcext:value-type="float">
            <text:p>0.01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6.0396" calcext:value-type="float">
            <text:p>156.03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91.1344" calcext:value-type="float">
            <text:p>191.134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92.8984" calcext:value-type="float">
            <text:p>192.89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0.0133" calcext:value-type="float">
            <text:p>0.01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242.0929" calcext:value-type="float">
            <text:p>242.09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298.9337" calcext:value-type="float">
            <text:p>298.93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301.8113" calcext:value-type="float">
            <text:p>301.8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0.0128" calcext:value-type="float">
            <text:p>0.0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360.5673" calcext:value-type="float">
            <text:p>360.56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430.9517" calcext:value-type="float">
            <text:p>430.95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435.1195" calcext:value-type="float">
            <text:p>435.1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0.0127" calcext:value-type="float">
            <text:p>0.01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42.1745" calcext:value-type="float">
            <text:p>542.17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87.1198" calcext:value-type="float">
            <text:p>587.11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593.7111" calcext:value-type="float">
            <text:p>593.71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0.013" calcext:value-type="float">
            <text:p>0.0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703.533" calcext:value-type="float">
            <text:p>703.5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767.7928" calcext:value-type="float">
            <text:p>767.79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777.421" calcext:value-type="float">
            <text:p>777.4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0.0131" calcext:value-type="float">
            <text:p>0.0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898.1976" calcext:value-type="float">
            <text:p>898.19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972.5187" calcext:value-type="float">
            <text:p>972.518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985.1309" calcext:value-type="float">
            <text:p>985.13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0.0129" calcext:value-type="float">
            <text:p>0.01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122.9991" calcext:value-type="float">
            <text:p>1122.99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219.2426" calcext:value-type="float">
            <text:p>1219.24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0.013" calcext:value-type="float">
            <text:p>0.0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385.5883" calcext:value-type="float">
            <text:p>1385.58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29.6721" calcext:value-type="float">
            <text:p>29.67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1.1272" calcext:value-type="float">
            <text:p>41.12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.0926" calcext:value-type="float">
            <text:p>41.09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1.0925" calcext:value-type="float">
            <text:p>41.0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13.0915" calcext:value-type="float">
            <text:p>113.09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1.842" calcext:value-type="float">
            <text:p>81.8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.8408" calcext:value-type="float">
            <text:p>81.84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1.8411" calcext:value-type="float">
            <text:p>81.84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9.9022" calcext:value-type="float">
            <text:p>159.9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9.8931" calcext:value-type="float">
            <text:p>159.89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9.9199" calcext:value-type="float">
            <text:p>159.91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9.9034" calcext:value-type="float">
            <text:p>159.90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263.8914" calcext:value-type="float">
            <text:p>263.89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263.8487" calcext:value-type="float">
            <text:p>263.84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3.8781" calcext:value-type="float">
            <text:p>263.87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263.8842" calcext:value-type="float">
            <text:p>263.88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393.649" calcext:value-type="float">
            <text:p>393.6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393.6898" calcext:value-type="float">
            <text:p>393.68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3.6827" calcext:value-type="float">
            <text:p>393.68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393.6333" calcext:value-type="float">
            <text:p>393.6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549.3477" calcext:value-type="float">
            <text:p>549.34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49.4204" calcext:value-type="float">
            <text:p>549.4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9.4042" calcext:value-type="float">
            <text:p>549.40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49.3739" calcext:value-type="float">
            <text:p>549.37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731.3477" calcext:value-type="float">
            <text:p>731.34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731.2601" calcext:value-type="float">
            <text:p>731.26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1.2198" calcext:value-type="float">
            <text:p>731.21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731.312" calcext:value-type="float">
            <text:p>731.3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939.3422" calcext:value-type="float">
            <text:p>939.34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939.202" calcext:value-type="float">
            <text:p>939.2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9.2316" calcext:value-type="float">
            <text:p>939.23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939.2968" calcext:value-type="float">
            <text:p>939.29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173.3806" calcext:value-type="float">
            <text:p>1173.38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173.6141" calcext:value-type="float">
            <text:p>1173.61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73.5488" calcext:value-type="float">
            <text:p>1173.54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173.5081" calcext:value-type="float">
            <text:p>1173.50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433.9124" calcext:value-type="float">
            <text:p>1433.9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433.7006" calcext:value-type="float">
            <text:p>1433.70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33.7505" calcext:value-type="float">
            <text:p>1433.7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433.6212" calcext:value-type="float">
            <text:p>1433.62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29.6737" calcext:value-type="float">
            <text:p>29.67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1.1392" calcext:value-type="float">
            <text:p>41.13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.0942" calcext:value-type="float">
            <text:p>41.09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1.0957" calcext:value-type="float">
            <text:p>41.09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12.3783" calcext:value-type="float">
            <text:p>112.37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1.8343" calcext:value-type="float">
            <text:p>81.83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.8344" calcext:value-type="float">
            <text:p>81.83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1.8364" calcext:value-type="float">
            <text:p>81.83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18.8293" calcext:value-type="float">
            <text:p>218.82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9.8807" calcext:value-type="float">
            <text:p>159.88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9.8961" calcext:value-type="float">
            <text:p>159.89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9.9266" calcext:value-type="float">
            <text:p>159.92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263.8444" calcext:value-type="float">
            <text:p>263.84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263.8437" calcext:value-type="float">
            <text:p>263.84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3.8582" calcext:value-type="float">
            <text:p>263.85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263.8658" calcext:value-type="float">
            <text:p>263.86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393.6782" calcext:value-type="float">
            <text:p>393.67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393.6668" calcext:value-type="float">
            <text:p>393.66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3.7154" calcext:value-type="float">
            <text:p>393.7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393.6492" calcext:value-type="float">
            <text:p>393.64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549.361" calcext:value-type="float">
            <text:p>549.3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49.4032" calcext:value-type="float">
            <text:p>549.40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9.3633" calcext:value-type="float">
            <text:p>549.36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49.3771" calcext:value-type="float">
            <text:p>549.37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731.3196" calcext:value-type="float">
            <text:p>731.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731.3135" calcext:value-type="float">
            <text:p>731.31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1.3992" calcext:value-type="float">
            <text:p>731.39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731.2831" calcext:value-type="float">
            <text:p>731.28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939.3605" calcext:value-type="float">
            <text:p>939.36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939.3777" calcext:value-type="float">
            <text:p>939.37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9.2695" calcext:value-type="float">
            <text:p>939.26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939.3771" calcext:value-type="float">
            <text:p>939.37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173.4962" calcext:value-type="float">
            <text:p>1173.49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173.5028" calcext:value-type="float">
            <text:p>1173.50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73.5969" calcext:value-type="float">
            <text:p>1173.59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173.5724" calcext:value-type="float">
            <text:p>1173.57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433.7324" calcext:value-type="float">
            <text:p>1433.73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433.7666" calcext:value-type="float">
            <text:p>1433.76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33.6755" calcext:value-type="float">
            <text:p>1433.67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433.6029" calcext:value-type="float">
            <text:p>1433.60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29.6701" calcext:value-type="float">
            <text:p>29.67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1.0966" calcext:value-type="float">
            <text:p>41.09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.0981" calcext:value-type="float">
            <text:p>41.09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1.1054" calcext:value-type="float">
            <text:p>41.10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08.6735" calcext:value-type="float">
            <text:p>108.67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1.8329" calcext:value-type="float">
            <text:p>81.83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.8299" calcext:value-type="float">
            <text:p>81.82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1.8244" calcext:value-type="float">
            <text:p>81.82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9.8818" calcext:value-type="float">
            <text:p>159.88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9.8916" calcext:value-type="float">
            <text:p>159.89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9.896" calcext:value-type="float">
            <text:p>159.8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9.9194" calcext:value-type="float">
            <text:p>159.91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263.8655" calcext:value-type="float">
            <text:p>263.86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263.8367" calcext:value-type="float">
            <text:p>263.83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3.8457" calcext:value-type="float">
            <text:p>263.84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263.8885" calcext:value-type="float">
            <text:p>263.88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393.6372" calcext:value-type="float">
            <text:p>393.63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393.66" calcext:value-type="float">
            <text:p>393.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3.6462" calcext:value-type="float">
            <text:p>393.64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393.6256" calcext:value-type="float">
            <text:p>393.6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549.3828" calcext:value-type="float">
            <text:p>549.38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49.3395" calcext:value-type="float">
            <text:p>549.33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9.3518" calcext:value-type="float">
            <text:p>549.35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49.3138" calcext:value-type="float">
            <text:p>549.31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731.1907" calcext:value-type="float">
            <text:p>731.19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731.1725" calcext:value-type="float">
            <text:p>731.17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1.2224" calcext:value-type="float">
            <text:p>731.22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731.2615" calcext:value-type="float">
            <text:p>731.26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939.268" calcext:value-type="float">
            <text:p>939.2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939.2719" calcext:value-type="float">
            <text:p>939.27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9.1933" calcext:value-type="float">
            <text:p>939.19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939.1512" calcext:value-type="float">
            <text:p>939.1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173.4561" calcext:value-type="float">
            <text:p>1173.45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173.3344" calcext:value-type="float">
            <text:p>1173.33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73.4243" calcext:value-type="float">
            <text:p>1173.42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173.2616" calcext:value-type="float">
            <text:p>1173.26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433.7427" calcext:value-type="float">
            <text:p>1433.74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433.4856" calcext:value-type="float">
            <text:p>1433.48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33.677" calcext:value-type="float">
            <text:p>1433.6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433.9392" calcext:value-type="float">
            <text:p>1433.93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29.6667" calcext:value-type="float">
            <text:p>29.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38.6275" calcext:value-type="float">
            <text:p>38.62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.0873" calcext:value-type="float">
            <text:p>41.08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1.0891" calcext:value-type="float">
            <text:p>41.08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07.6561" calcext:value-type="float">
            <text:p>107.65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8.8419" calcext:value-type="float">
            <text:p>88.84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81.8233" calcext:value-type="float">
            <text:p>81.82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12.4033" calcext:value-type="float">
            <text:p>112.40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9.8895" calcext:value-type="float">
            <text:p>159.88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9.8798" calcext:value-type="float">
            <text:p>159.87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9.8912" calcext:value-type="float">
            <text:p>159.89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9.8923" calcext:value-type="float">
            <text:p>159.89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263.8678" calcext:value-type="float">
            <text:p>263.86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263.8527" calcext:value-type="float">
            <text:p>263.85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3.8448" calcext:value-type="float">
            <text:p>263.84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263.8831" calcext:value-type="float">
            <text:p>263.88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393.6102" calcext:value-type="float">
            <text:p>393.61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393.6072" calcext:value-type="float">
            <text:p>393.6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3.658" calcext:value-type="float">
            <text:p>393.6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393.6185" calcext:value-type="float">
            <text:p>393.61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549.4133" calcext:value-type="float">
            <text:p>549.41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49.2939" calcext:value-type="float">
            <text:p>549.29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9.4125" calcext:value-type="float">
            <text:p>549.4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49.3843" calcext:value-type="float">
            <text:p>549.38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731.2634" calcext:value-type="float">
            <text:p>731.26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731.2232" calcext:value-type="float">
            <text:p>731.22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1.3706" calcext:value-type="float">
            <text:p>731.37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731.3214" calcext:value-type="float">
            <text:p>731.32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939.4855" calcext:value-type="float">
            <text:p>939.48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939.2221" calcext:value-type="float">
            <text:p>939.22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9.156" calcext:value-type="float">
            <text:p>939.1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939.2554" calcext:value-type="float">
            <text:p>939.25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173.3813" calcext:value-type="float">
            <text:p>1173.38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173.472" calcext:value-type="float">
            <text:p>1173.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73.5205" calcext:value-type="float">
            <text:p>1173.52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173.3136" calcext:value-type="float">
            <text:p>1173.31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433.598" calcext:value-type="float">
            <text:p>1433.5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433.8236" calcext:value-type="float">
            <text:p>1433.82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33.5365" calcext:value-type="float">
            <text:p>1433.53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433.684" calcext:value-type="float">
            <text:p>1433.6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29.6706" calcext:value-type="float">
            <text:p>29.67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9.6719" calcext:value-type="float">
            <text:p>29.67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1.0973" calcext:value-type="float">
            <text:p>41.09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12.4763" calcext:value-type="float">
            <text:p>112.47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1.8372" calcext:value-type="float">
            <text:p>81.83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0131" calcext:value-type="float">
            <text:p>0.01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08.4999" calcext:value-type="float">
            <text:p>108.49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87.0942" calcext:value-type="float">
            <text:p>187.09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9.874" calcext:value-type="float">
            <text:p>159.8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0.0127" calcext:value-type="float">
            <text:p>0.01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88.3603" calcext:value-type="float">
            <text:p>188.36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263.8926" calcext:value-type="float">
            <text:p>263.89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263.8826" calcext:value-type="float">
            <text:p>263.88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0.0125" calcext:value-type="float">
            <text:p>0.0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293.394" calcext:value-type="float">
            <text:p>293.3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393.6498" calcext:value-type="float">
            <text:p>393.64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393.6796" calcext:value-type="float">
            <text:p>393.67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0.0125" calcext:value-type="float">
            <text:p>0.0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447.2281" calcext:value-type="float">
            <text:p>447.22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549.364" calcext:value-type="float">
            <text:p>549.3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49.3292" calcext:value-type="float">
            <text:p>549.32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0.0128" calcext:value-type="float">
            <text:p>0.0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603.4423" calcext:value-type="float">
            <text:p>603.44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731.3482" calcext:value-type="float">
            <text:p>731.34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731.3461" calcext:value-type="float">
            <text:p>731.34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0.0144" calcext:value-type="float">
            <text:p>0.0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781.4941" calcext:value-type="float">
            <text:p>781.49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939.3079" calcext:value-type="float">
            <text:p>939.30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939.2628" calcext:value-type="float">
            <text:p>939.26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0.0135" calcext:value-type="float">
            <text:p>0.01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988.7269" calcext:value-type="float">
            <text:p>988.72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173.2966" calcext:value-type="float">
            <text:p>1173.29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173.4138" calcext:value-type="float">
            <text:p>1173.41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0.0135" calcext:value-type="float">
            <text:p>0.01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218.811" calcext:value-type="float">
            <text:p>1218.8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433.4047" calcext:value-type="float">
            <text:p>1433.40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433.7712" calcext:value-type="float">
            <text:p>1433.77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0.0127" calcext:value-type="float">
            <text:p>0.01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487.325" calcext:value-type="float">
            <text:p>1487.3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29.6694" calcext:value-type="float">
            <text:p>29.66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1.1283" calcext:value-type="float">
            <text:p>41.12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0.0124" calcext:value-type="float">
            <text:p>0.0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1.087" calcext:value-type="float">
            <text:p>41.0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12.3494" calcext:value-type="float">
            <text:p>112.34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1.8466" calcext:value-type="float">
            <text:p>81.84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0133" calcext:value-type="float">
            <text:p>0.01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1.8301" calcext:value-type="float">
            <text:p>81.83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9.9109" calcext:value-type="float">
            <text:p>159.91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9.897" calcext:value-type="float">
            <text:p>159.8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0.0126" calcext:value-type="float">
            <text:p>0.01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205.8762" calcext:value-type="float">
            <text:p>205.87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263.8636" calcext:value-type="float">
            <text:p>263.86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263.8798" calcext:value-type="float">
            <text:p>263.87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0.0134" calcext:value-type="float">
            <text:p>0.0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323.2453" calcext:value-type="float">
            <text:p>323.24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393.6664" calcext:value-type="float">
            <text:p>393.66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393.6488" calcext:value-type="float">
            <text:p>393.64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0.0118" calcext:value-type="float">
            <text:p>0.0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447.1918" calcext:value-type="float">
            <text:p>447.19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549.4553" calcext:value-type="float">
            <text:p>549.45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49.3727" calcext:value-type="float">
            <text:p>549.37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0.0128" calcext:value-type="float">
            <text:p>0.0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89.2769" calcext:value-type="float">
            <text:p>589.27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731.2556" calcext:value-type="float">
            <text:p>731.25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731.1783" calcext:value-type="float">
            <text:p>731.17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0.0132" calcext:value-type="float">
            <text:p>0.01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771.717" calcext:value-type="float">
            <text:p>771.7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939.1848" calcext:value-type="float">
            <text:p>939.18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939.3451" calcext:value-type="float">
            <text:p>939.34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0.0134" calcext:value-type="float">
            <text:p>0.0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005.1332" calcext:value-type="float">
            <text:p>1005.13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173.5389" calcext:value-type="float">
            <text:p>1173.53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173.4817" calcext:value-type="float">
            <text:p>1173.48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0.0128" calcext:value-type="float">
            <text:p>0.0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198.1595" calcext:value-type="float">
            <text:p>1198.15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433.5197" calcext:value-type="float">
            <text:p>1433.51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433.5798" calcext:value-type="float">
            <text:p>1433.57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0.0132" calcext:value-type="float">
            <text:p>0.01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487.316" calcext:value-type="float">
            <text:p>1487.3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29.6776" calcext:value-type="float">
            <text:p>29.67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1.1322" calcext:value-type="float">
            <text:p>41.13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0.0116" calcext:value-type="float">
            <text:p>0.01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1.0923" calcext:value-type="float">
            <text:p>41.09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12.327" calcext:value-type="float">
            <text:p>112.3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1.8377" calcext:value-type="float">
            <text:p>81.83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84.884" calcext:value-type="float">
            <text:p>84.8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16.9721" calcext:value-type="float">
            <text:p>216.97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9.9141" calcext:value-type="float">
            <text:p>159.91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0.0141" calcext:value-type="float">
            <text:p>0.01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90.1609" calcext:value-type="float">
            <text:p>190.16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263.864" calcext:value-type="float">
            <text:p>263.8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263.8434" calcext:value-type="float">
            <text:p>263.84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0.0129" calcext:value-type="float">
            <text:p>0.01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293.6329" calcext:value-type="float">
            <text:p>293.63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393.6228" calcext:value-type="float">
            <text:p>393.62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393.6417" calcext:value-type="float">
            <text:p>393.64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0.0132" calcext:value-type="float">
            <text:p>0.01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443.4322" calcext:value-type="float">
            <text:p>443.43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549.3055" calcext:value-type="float">
            <text:p>549.30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49.4146" calcext:value-type="float">
            <text:p>549.41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0.0124" calcext:value-type="float">
            <text:p>0.0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96.3201" calcext:value-type="float">
            <text:p>596.32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731.3032" calcext:value-type="float">
            <text:p>731.30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731.2366" calcext:value-type="float">
            <text:p>731.23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0.0134" calcext:value-type="float">
            <text:p>0.0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731.3848" calcext:value-type="float">
            <text:p>731.38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939.3066" calcext:value-type="float">
            <text:p>939.30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939.3831" calcext:value-type="float">
            <text:p>939.38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0.0131" calcext:value-type="float">
            <text:p>0.01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993.0833" calcext:value-type="float">
            <text:p>993.08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173.4415" calcext:value-type="float">
            <text:p>1173.44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173.4504" calcext:value-type="float">
            <text:p>1173.45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0.0131" calcext:value-type="float">
            <text:p>0.01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201.5376" calcext:value-type="float">
            <text:p>1201.53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433.5729" calcext:value-type="float">
            <text:p>1433.57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433.7308" calcext:value-type="float">
            <text:p>1433.73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0.0137" calcext:value-type="float">
            <text:p>0.0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485.7208" calcext:value-type="float">
            <text:p>1485.72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29.6712" calcext:value-type="float">
            <text:p>29.67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9.6652" calcext:value-type="float">
            <text:p>29.66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0.0132" calcext:value-type="float">
            <text:p>0.01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41.0845" calcext:value-type="float">
            <text:p>41.08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11.4132" calcext:value-type="float">
            <text:p>111.41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07.6864" calcext:value-type="float">
            <text:p>107.68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0.0125" calcext:value-type="float">
            <text:p>0.0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12.4373" calcext:value-type="float">
            <text:p>112.43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159.8873" calcext:value-type="float">
            <text:p>159.88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59.9104" calcext:value-type="float">
            <text:p>159.9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0.0132" calcext:value-type="float">
            <text:p>0.01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87.2491" calcext:value-type="float">
            <text:p>187.24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263.8452" calcext:value-type="float">
            <text:p>263.84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263.8293" calcext:value-type="float">
            <text:p>263.82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0.0134" calcext:value-type="float">
            <text:p>0.0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300.8594" calcext:value-type="float">
            <text:p>300.85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393.6756" calcext:value-type="float">
            <text:p>393.67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393.6432" calcext:value-type="float">
            <text:p>393.64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0.0129" calcext:value-type="float">
            <text:p>0.01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393.6454" calcext:value-type="float">
            <text:p>393.64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549.3629" calcext:value-type="float">
            <text:p>549.36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549.4175" calcext:value-type="float">
            <text:p>549.41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0.0145" calcext:value-type="float">
            <text:p>0.01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602.3079" calcext:value-type="float">
            <text:p>602.30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731.2903" calcext:value-type="float">
            <text:p>731.29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731.3659" calcext:value-type="float">
            <text:p>731.36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0.0134" calcext:value-type="float">
            <text:p>0.0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785.2552" calcext:value-type="float">
            <text:p>785.25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939.3036" calcext:value-type="float">
            <text:p>939.30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939.3508" calcext:value-type="float">
            <text:p>939.35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0.0133" calcext:value-type="float">
            <text:p>0.01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992.8149" calcext:value-type="float">
            <text:p>992.81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1173.3918" calcext:value-type="float">
            <text:p>1173.39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173.645" calcext:value-type="float">
            <text:p>1173.6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0.0131" calcext:value-type="float">
            <text:p>0.01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230.4473" calcext:value-type="float">
            <text:p>1230.4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1433.637" calcext:value-type="float">
            <text:p>1433.6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433.7792" calcext:value-type="float">
            <text:p>1433.77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0.0132" calcext:value-type="float">
            <text:p>0.01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1501.3491" calcext:value-type="float">
            <text:p>1501.34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Sheet2" table:style-name="ta1">
        <table:table-column table:style-name="co7" table:number-columns-repeated="6" table:default-cell-style-name="Default"/>
        <table:table-row table:style-name="ro1" table:visibility="filter">
          <table:table-cell table:number-columns-repeated="6"/>
        </table:table-row>
        <table:table-row table:style-name="ro1">
          <table:table-cell office:value-type="float" office:value="19.0037" calcext:value-type="float">
            <text:p>19.00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.5841" calcext:value-type="float">
            <text:p>55.58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.3755" calcext:value-type="float">
            <text:p>118.37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.819" calcext:value-type="float">
            <text:p>18.8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6.4026" calcext:value-type="float">
            <text:p>56.40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9.8294" calcext:value-type="float">
            <text:p>119.82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1.408" calcext:value-type="float">
            <text:p>481.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5.8259" calcext:value-type="float">
            <text:p>655.8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.7195" calcext:value-type="float">
            <text:p>18.7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.355" calcext:value-type="float">
            <text:p>74.3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4.7991" calcext:value-type="float">
            <text:p>134.79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4.7665" calcext:value-type="float">
            <text:p>214.76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5.6347" calcext:value-type="float">
            <text:p>335.63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3.4213" calcext:value-type="float">
            <text:p>483.42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9.3861" calcext:value-type="float">
            <text:p>659.38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2.2994" calcext:value-type="float">
            <text:p>862.29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.6838" calcext:value-type="float">
            <text:p>18.68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.9334" calcext:value-type="float">
            <text:p>54.93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.7304" calcext:value-type="float">
            <text:p>120.73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4.2079" calcext:value-type="float">
            <text:p>214.20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4.6434" calcext:value-type="float">
            <text:p>334.64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1.868" calcext:value-type="float">
            <text:p>481.8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6.9561" calcext:value-type="float">
            <text:p>656.95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9.4511" calcext:value-type="float">
            <text:p>859.45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89.5017" calcext:value-type="float">
            <text:p>1089.50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.5379" calcext:value-type="float">
            <text:p>18.53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.5612" calcext:value-type="float">
            <text:p>73.56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8.5028" calcext:value-type="float">
            <text:p>148.5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2.9633" calcext:value-type="float">
            <text:p>242.96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2.2556" calcext:value-type="float">
            <text:p>332.25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9.1903" calcext:value-type="float">
            <text:p>479.19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7.1556" calcext:value-type="float">
            <text:p>707.15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9.1259" calcext:value-type="float">
            <text:p>889.1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52.3809" calcext:value-type="float">
            <text:p>1152.38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.5424" calcext:value-type="float">
            <text:p>18.54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.5815" calcext:value-type="float">
            <text:p>73.58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.596" calcext:value-type="float">
            <text:p>150.5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212.4234" calcext:value-type="float">
            <text:p>212.42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3.6354" calcext:value-type="float">
            <text:p>383.63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2.7747" calcext:value-type="float">
            <text:p>532.7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5.6362" calcext:value-type="float">
            <text:p>695.63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8.2821" calcext:value-type="float">
            <text:p>898.28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83.3965" calcext:value-type="float">
            <text:p>1083.39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06.6173" calcext:value-type="float">
            <text:p>1406.61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.4882" calcext:value-type="float">
            <text:p>18.48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.3756" calcext:value-type="float">
            <text:p>73.37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1.8781" calcext:value-type="float">
            <text:p>151.87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1.8163" calcext:value-type="float">
            <text:p>211.81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9.3081" calcext:value-type="float">
            <text:p>399.30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2.2193" calcext:value-type="float">
            <text:p>522.21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4.5101" calcext:value-type="float">
            <text:p>684.5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2.2443" calcext:value-type="float">
            <text:p>902.24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15.0793" calcext:value-type="float">
            <text:p>1115.07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84.0293" calcext:value-type="float">
            <text:p>1384.02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.4359" calcext:value-type="float">
            <text:p>18.43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6834" calcext:value-type="float">
            <text:p>71.68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6.0396" calcext:value-type="float">
            <text:p>156.03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2.0929" calcext:value-type="float">
            <text:p>242.09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360.5673" calcext:value-type="float">
            <text:p>360.56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2.1745" calcext:value-type="float">
            <text:p>542.17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3.533" calcext:value-type="float">
            <text:p>703.5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8.1976" calcext:value-type="float">
            <text:p>898.19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22.9991" calcext:value-type="float">
            <text:p>1122.99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85.5883" calcext:value-type="float">
            <text:p>1385.58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.0925" calcext:value-type="float">
            <text:p>41.0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.8411" calcext:value-type="float">
            <text:p>81.84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9.9034" calcext:value-type="float">
            <text:p>159.90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3.8842" calcext:value-type="float">
            <text:p>263.88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3.6333" calcext:value-type="float">
            <text:p>393.6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9.3739" calcext:value-type="float">
            <text:p>549.37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1.312" calcext:value-type="float">
            <text:p>731.3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9.2968" calcext:value-type="float">
            <text:p>939.29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73.5081" calcext:value-type="float">
            <text:p>1173.50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33.6212" calcext:value-type="float">
            <text:p>1433.62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.0957" calcext:value-type="float">
            <text:p>41.09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1.8364" calcext:value-type="float">
            <text:p>81.83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9.9266" calcext:value-type="float">
            <text:p>159.92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3.8658" calcext:value-type="float">
            <text:p>263.86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3.6492" calcext:value-type="float">
            <text:p>393.64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9.3771" calcext:value-type="float">
            <text:p>549.37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1.2831" calcext:value-type="float">
            <text:p>731.28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9.3771" calcext:value-type="float">
            <text:p>939.37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73.5724" calcext:value-type="float">
            <text:p>1173.57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33.6029" calcext:value-type="float">
            <text:p>1433.60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.1054" calcext:value-type="float">
            <text:p>41.10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.8244" calcext:value-type="float">
            <text:p>81.82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9.9194" calcext:value-type="float">
            <text:p>159.91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3.8885" calcext:value-type="float">
            <text:p>263.88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3.6256" calcext:value-type="float">
            <text:p>393.6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9.3138" calcext:value-type="float">
            <text:p>549.31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1.2615" calcext:value-type="float">
            <text:p>731.26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9.1512" calcext:value-type="float">
            <text:p>939.1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73.2616" calcext:value-type="float">
            <text:p>1173.26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33.9392" calcext:value-type="float">
            <text:p>1433.93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.0891" calcext:value-type="float">
            <text:p>41.08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.4033" calcext:value-type="float">
            <text:p>112.40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9.8923" calcext:value-type="float">
            <text:p>159.89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3.8831" calcext:value-type="float">
            <text:p>263.88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3.6185" calcext:value-type="float">
            <text:p>393.61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9.3843" calcext:value-type="float">
            <text:p>549.38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1.3214" calcext:value-type="float">
            <text:p>731.32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9.2554" calcext:value-type="float">
            <text:p>939.25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73.3136" calcext:value-type="float">
            <text:p>1173.31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33.684" calcext:value-type="float">
            <text:p>1433.6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.0973" calcext:value-type="float">
            <text:p>41.09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.4999" calcext:value-type="float">
            <text:p>108.49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8.3603" calcext:value-type="float">
            <text:p>188.36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3.394" calcext:value-type="float">
            <text:p>293.3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7.2281" calcext:value-type="float">
            <text:p>447.22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3.4423" calcext:value-type="float">
            <text:p>603.44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1.4941" calcext:value-type="float">
            <text:p>781.49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8.7269" calcext:value-type="float">
            <text:p>988.72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18.811" calcext:value-type="float">
            <text:p>1218.8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87.325" calcext:value-type="float">
            <text:p>1487.3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.087" calcext:value-type="float">
            <text:p>41.0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.8301" calcext:value-type="float">
            <text:p>81.83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5.8762" calcext:value-type="float">
            <text:p>205.87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323.2453" calcext:value-type="float">
            <text:p>323.24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7.1918" calcext:value-type="float">
            <text:p>447.19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9.2769" calcext:value-type="float">
            <text:p>589.27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1.717" calcext:value-type="float">
            <text:p>771.7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05.1332" calcext:value-type="float">
            <text:p>1005.13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98.1595" calcext:value-type="float">
            <text:p>1198.15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87.316" calcext:value-type="float">
            <text:p>1487.3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.0923" calcext:value-type="float">
            <text:p>41.09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.884" calcext:value-type="float">
            <text:p>84.8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0.1609" calcext:value-type="float">
            <text:p>190.16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3.6329" calcext:value-type="float">
            <text:p>293.63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3.4322" calcext:value-type="float">
            <text:p>443.43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6.3201" calcext:value-type="float">
            <text:p>596.32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1.3848" calcext:value-type="float">
            <text:p>731.38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3.0833" calcext:value-type="float">
            <text:p>993.08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01.5376" calcext:value-type="float">
            <text:p>1201.53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85.7208" calcext:value-type="float">
            <text:p>1485.72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.0845" calcext:value-type="float">
            <text:p>41.08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.4373" calcext:value-type="float">
            <text:p>112.43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7.2491" calcext:value-type="float">
            <text:p>187.24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0.8594" calcext:value-type="float">
            <text:p>300.85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393.6454" calcext:value-type="float">
            <text:p>393.64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2.3079" calcext:value-type="float">
            <text:p>602.30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5.2552" calcext:value-type="float">
            <text:p>785.25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2.8149" calcext:value-type="float">
            <text:p>992.81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30.4473" calcext:value-type="float">
            <text:p>1230.4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1.3491" calcext:value-type="float">
            <text:p>1501.34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Sheet3" table:style-name="ta1">
        <table:table-column table:style-name="co7" table:number-columns-repeated="6" table:default-cell-style-name="Default"/>
        <table:table-row table:style-name="ro1" table:number-rows-repeated="64">
          <table:table-cell table:number-columns-repeated="6"/>
        </table:table-row>
        <table:table-row table:style-name="ro1">
          <table:table-cell office:value-type="float" office:value="41.0925" calcext:value-type="float">
            <text:p>41.0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.8411" calcext:value-type="float">
            <text:p>81.84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9.9034" calcext:value-type="float">
            <text:p>159.90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3.8842" calcext:value-type="float">
            <text:p>263.88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3.6333" calcext:value-type="float">
            <text:p>393.6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9.3739" calcext:value-type="float">
            <text:p>549.37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1.312" calcext:value-type="float">
            <text:p>731.3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9.2968" calcext:value-type="float">
            <text:p>939.29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73.5081" calcext:value-type="float">
            <text:p>1173.50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33.6212" calcext:value-type="float">
            <text:p>1433.62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.0957" calcext:value-type="float">
            <text:p>41.09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1.8364" calcext:value-type="float">
            <text:p>81.83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9.9266" calcext:value-type="float">
            <text:p>159.92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3.8658" calcext:value-type="float">
            <text:p>263.86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3.6492" calcext:value-type="float">
            <text:p>393.64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9.3771" calcext:value-type="float">
            <text:p>549.37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1.2831" calcext:value-type="float">
            <text:p>731.28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9.3771" calcext:value-type="float">
            <text:p>939.37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73.5724" calcext:value-type="float">
            <text:p>1173.57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33.6029" calcext:value-type="float">
            <text:p>1433.60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.1054" calcext:value-type="float">
            <text:p>41.10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.8244" calcext:value-type="float">
            <text:p>81.82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9.9194" calcext:value-type="float">
            <text:p>159.91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3.8885" calcext:value-type="float">
            <text:p>263.88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3.6256" calcext:value-type="float">
            <text:p>393.6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9.3138" calcext:value-type="float">
            <text:p>549.31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1.2615" calcext:value-type="float">
            <text:p>731.26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9.1512" calcext:value-type="float">
            <text:p>939.1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73.2616" calcext:value-type="float">
            <text:p>1173.26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33.9392" calcext:value-type="float">
            <text:p>1433.93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.0891" calcext:value-type="float">
            <text:p>41.08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.4033" calcext:value-type="float">
            <text:p>112.40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9.8923" calcext:value-type="float">
            <text:p>159.89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3.8831" calcext:value-type="float">
            <text:p>263.88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3.6185" calcext:value-type="float">
            <text:p>393.61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9.3843" calcext:value-type="float">
            <text:p>549.38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1.3214" calcext:value-type="float">
            <text:p>731.32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9.2554" calcext:value-type="float">
            <text:p>939.25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73.3136" calcext:value-type="float">
            <text:p>1173.31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33.684" calcext:value-type="float">
            <text:p>1433.6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.0973" calcext:value-type="float">
            <text:p>41.09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.4999" calcext:value-type="float">
            <text:p>108.49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8.3603" calcext:value-type="float">
            <text:p>188.36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3.394" calcext:value-type="float">
            <text:p>293.3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7.2281" calcext:value-type="float">
            <text:p>447.22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3.4423" calcext:value-type="float">
            <text:p>603.44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1.4941" calcext:value-type="float">
            <text:p>781.49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8.7269" calcext:value-type="float">
            <text:p>988.72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18.811" calcext:value-type="float">
            <text:p>1218.8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87.325" calcext:value-type="float">
            <text:p>1487.3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.087" calcext:value-type="float">
            <text:p>41.0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.8301" calcext:value-type="float">
            <text:p>81.83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5.8762" calcext:value-type="float">
            <text:p>205.87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323.2453" calcext:value-type="float">
            <text:p>323.24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7.1918" calcext:value-type="float">
            <text:p>447.19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9.2769" calcext:value-type="float">
            <text:p>589.27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1.717" calcext:value-type="float">
            <text:p>771.7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05.1332" calcext:value-type="float">
            <text:p>1005.13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98.1595" calcext:value-type="float">
            <text:p>1198.15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87.316" calcext:value-type="float">
            <text:p>1487.3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.0923" calcext:value-type="float">
            <text:p>41.09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.884" calcext:value-type="float">
            <text:p>84.8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0.1609" calcext:value-type="float">
            <text:p>190.16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3.6329" calcext:value-type="float">
            <text:p>293.63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3.4322" calcext:value-type="float">
            <text:p>443.43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6.3201" calcext:value-type="float">
            <text:p>596.32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1.3848" calcext:value-type="float">
            <text:p>731.38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3.0833" calcext:value-type="float">
            <text:p>993.08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01.5376" calcext:value-type="float">
            <text:p>1201.53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85.7208" calcext:value-type="float">
            <text:p>1485.72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.0845" calcext:value-type="float">
            <text:p>41.08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.4373" calcext:value-type="float">
            <text:p>112.43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7.2491" calcext:value-type="float">
            <text:p>187.24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0.8594" calcext:value-type="float">
            <text:p>300.85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393.6454" calcext:value-type="float">
            <text:p>393.64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2.3079" calcext:value-type="float">
            <text:p>602.30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5.2552" calcext:value-type="float">
            <text:p>785.25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2.8149" calcext:value-type="float">
            <text:p>992.81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30.4473" calcext:value-type="float">
            <text:p>1230.4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1.3491" calcext:value-type="float">
            <text:p>1501.34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Sheet4" table:style-name="ta1">
        <table:table-column table:style-name="co7" table:number-columns-repeated="11" table:default-cell-style-name="Default"/>
        <table:table-row table:style-name="ro1">
          <table:table-cell office:value-type="float" office:value="41.0925" calcext:value-type="float">
            <text:p>41.0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.746" calcext:value-type="float">
            <text:p>17.746</text:p>
          </table:table-cell>
          <table:table-cell/>
          <table:table-cell table:formula="of:=[.A1]/[.I1]" office:value-type="float" office:value="2.31559224613998" calcext:value-type="float">
            <text:p>2.31559224613998</text:p>
          </table:table-cell>
        </table:table-row>
        <table:table-row table:style-name="ro1">
          <table:table-cell office:value-type="float" office:value="81.8411" calcext:value-type="float">
            <text:p>81.84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3.1503" calcext:value-type="float">
            <text:p>53.1503</text:p>
          </table:table-cell>
          <table:table-cell/>
          <table:table-cell table:formula="of:=[.A2]/[.I2]" office:value-type="float" office:value="1.53980504343343" calcext:value-type="float">
            <text:p>1.53980504343343</text:p>
          </table:table-cell>
        </table:table-row>
        <table:table-row table:style-name="ro1">
          <table:table-cell office:value-type="float" office:value="159.9034" calcext:value-type="float">
            <text:p>159.90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9.2978" calcext:value-type="float">
            <text:p>109.2978</text:p>
          </table:table-cell>
          <table:table-cell/>
          <table:table-cell table:formula="of:=[.A3]/[.I3]" office:value-type="float" office:value="1.46300657469775" calcext:value-type="float">
            <text:p>1.46300657469775</text:p>
          </table:table-cell>
        </table:table-row>
        <table:table-row table:style-name="ro1">
          <table:table-cell office:value-type="float" office:value="263.8842" calcext:value-type="float">
            <text:p>263.88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93.706" calcext:value-type="float">
            <text:p>193.706</text:p>
          </table:table-cell>
          <table:table-cell/>
          <table:table-cell table:formula="of:=[.A4]/[.I4]" office:value-type="float" office:value="1.36229233993784" calcext:value-type="float">
            <text:p>1.36229233993784</text:p>
          </table:table-cell>
        </table:table-row>
        <table:table-row table:style-name="ro1">
          <table:table-cell office:value-type="float" office:value="393.6333" calcext:value-type="float">
            <text:p>393.6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03.3776" calcext:value-type="float">
            <text:p>303.3776</text:p>
          </table:table-cell>
          <table:table-cell/>
          <table:table-cell table:formula="of:=[.A5]/[.I5]" office:value-type="float" office:value="1.29750284793604" calcext:value-type="float">
            <text:p>1.29750284793604</text:p>
          </table:table-cell>
        </table:table-row>
        <table:table-row table:style-name="ro1">
          <table:table-cell office:value-type="float" office:value="549.3739" calcext:value-type="float">
            <text:p>549.37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37.8209" calcext:value-type="float">
            <text:p>437.8209</text:p>
          </table:table-cell>
          <table:table-cell/>
          <table:table-cell table:formula="of:=[.A6]/[.I6]" office:value-type="float" office:value="1.25479139986236" calcext:value-type="float">
            <text:p>1.25479139986236</text:p>
          </table:table-cell>
        </table:table-row>
        <table:table-row table:style-name="ro1">
          <table:table-cell office:value-type="float" office:value="731.312" calcext:value-type="float">
            <text:p>731.3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99.7294" calcext:value-type="float">
            <text:p>599.7294</text:p>
          </table:table-cell>
          <table:table-cell/>
          <table:table-cell table:formula="of:=[.A7]/[.I7]" office:value-type="float" office:value="1.21940328421451" calcext:value-type="float">
            <text:p>1.21940328421451</text:p>
          </table:table-cell>
        </table:table-row>
        <table:table-row table:style-name="ro1">
          <table:table-cell office:value-type="float" office:value="939.2968" calcext:value-type="float">
            <text:p>939.29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85.6839" calcext:value-type="float">
            <text:p>785.6839</text:p>
          </table:table-cell>
          <table:table-cell/>
          <table:table-cell table:formula="of:=[.A8]/[.I8]" office:value-type="float" office:value="1.19551488836668" calcext:value-type="float">
            <text:p>1.19551488836668</text:p>
          </table:table-cell>
        </table:table-row>
        <table:table-row table:style-name="ro1">
          <table:table-cell office:value-type="float" office:value="1173.5081" calcext:value-type="float">
            <text:p>1173.50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000.4893" calcext:value-type="float">
            <text:p>1000.4893</text:p>
          </table:table-cell>
          <table:table-cell/>
          <table:table-cell table:formula="of:=[.A9]/[.I9]" office:value-type="float" office:value="1.17293418330411" calcext:value-type="float">
            <text:p>1.17293418330411</text:p>
          </table:table-cell>
        </table:table-row>
        <table:table-row table:style-name="ro1">
          <table:table-cell office:value-type="float" office:value="1433.6212" calcext:value-type="float">
            <text:p>1433.62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</table:table>
      <table:table table:name="Sheet5" table:style-name="ta1">
        <table:table-column table:style-name="co7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float" office:value="19.0473" calcext:value-type="float">
            <text:p>19.04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MIN([.A2];[.A11];[.A21];[.A31])" office:value-type="float" office:value="17.746" calcext:value-type="float">
            <text:p>17.746</text:p>
          </table:table-cell>
          <table:table-cell/>
          <table:table-cell office:value-type="float" office:value="41.0873" calcext:value-type="float">
            <text:p>41.0873</text:p>
          </table:table-cell>
        </table:table-row>
        <table:table-row table:style-name="ro1">
          <table:table-cell office:value-type="float" office:value="53.6525" calcext:value-type="float">
            <text:p>53.65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MIN([.A3];[.A12];[.A22];[.A32])" office:value-type="float" office:value="53.1503" calcext:value-type="float">
            <text:p>53.1503</text:p>
          </table:table-cell>
          <table:table-cell/>
          <table:table-cell office:value-type="float" office:value="81.8233" calcext:value-type="float">
            <text:p>81.8233</text:p>
          </table:table-cell>
        </table:table-row>
        <table:table-row table:style-name="ro1">
          <table:table-cell office:value-type="float" office:value="109.2978" calcext:value-type="float">
            <text:p>109.29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MIN([.A4];[.A13];[.A23];[.A33])" office:value-type="float" office:value="109.2978" calcext:value-type="float">
            <text:p>109.2978</text:p>
          </table:table-cell>
          <table:table-cell/>
          <table:table-cell office:value-type="float" office:value="159.8912" calcext:value-type="float">
            <text:p>159.8912</text:p>
          </table:table-cell>
        </table:table-row>
        <table:table-row table:style-name="ro1">
          <table:table-cell office:value-type="float" office:value="193.94" calcext:value-type="float">
            <text:p>193.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MIN([.A5];[.A14];[.A24];[.A34])" office:value-type="float" office:value="193.706" calcext:value-type="float">
            <text:p>193.706</text:p>
          </table:table-cell>
          <table:table-cell/>
          <table:table-cell office:value-type="float" office:value="263.8448" calcext:value-type="float">
            <text:p>263.8448</text:p>
          </table:table-cell>
        </table:table-row>
        <table:table-row table:style-name="ro1">
          <table:table-cell office:value-type="float" office:value="303.3776" calcext:value-type="float">
            <text:p>303.37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MIN([.A6];[.A15];[.A25];[.A35])" office:value-type="float" office:value="303.3776" calcext:value-type="float">
            <text:p>303.3776</text:p>
          </table:table-cell>
          <table:table-cell/>
          <table:table-cell office:value-type="float" office:value="393.6462" calcext:value-type="float">
            <text:p>393.6462</text:p>
          </table:table-cell>
        </table:table-row>
        <table:table-row table:style-name="ro1">
          <table:table-cell office:value-type="float" office:value="437.8209" calcext:value-type="float">
            <text:p>437.82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MIN([.A7];[.A16];[.A26];[.A36])" office:value-type="float" office:value="437.8209" calcext:value-type="float">
            <text:p>437.8209</text:p>
          </table:table-cell>
          <table:table-cell/>
          <table:table-cell office:value-type="float" office:value="549.3518" calcext:value-type="float">
            <text:p>549.3518</text:p>
          </table:table-cell>
        </table:table-row>
        <table:table-row table:style-name="ro1">
          <table:table-cell office:value-type="float" office:value="600.7668" calcext:value-type="float">
            <text:p>600.76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MIN([.A8];[.A17];[.A27];[.A37])" office:value-type="float" office:value="599.7294" calcext:value-type="float">
            <text:p>599.7294</text:p>
          </table:table-cell>
          <table:table-cell/>
          <table:table-cell office:value-type="float" office:value="731.2198" calcext:value-type="float">
            <text:p>731.2198</text:p>
          </table:table-cell>
        </table:table-row>
        <table:table-row table:style-name="ro1">
          <table:table-cell office:value-type="float" office:value="828.7244" calcext:value-type="float">
            <text:p>828.7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MIN([.A9];[.A18];[.A28];[.A38])" office:value-type="float" office:value="785.6839" calcext:value-type="float">
            <text:p>785.6839</text:p>
          </table:table-cell>
          <table:table-cell/>
          <table:table-cell office:value-type="float" office:value="939.156" calcext:value-type="float">
            <text:p>939.156</text:p>
          </table:table-cell>
        </table:table-row>
        <table:table-row table:style-name="ro1">
          <table:table-cell office:value-type="float" office:value="1033.167" calcext:value-type="float">
            <text:p>1033.1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A10];[.A19];[.A29];[.A39])" office:value-type="float" office:value="1000.4893" calcext:value-type="float">
            <text:p>1000.4893</text:p>
          </table:table-cell>
          <table:table-cell/>
          <table:table-cell office:value-type="float" office:value="1173.4243" calcext:value-type="float">
            <text:p>1173.4243</text:p>
          </table:table-cell>
        </table:table-row>
        <table:table-row table:style-name="ro1">
          <table:table-cell office:value-type="float" office:value="18.0891" calcext:value-type="float">
            <text:p>18.08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3.2158" calcext:value-type="float">
            <text:p>53.21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09.4084" calcext:value-type="float">
            <text:p>109.40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93.706" calcext:value-type="float">
            <text:p>193.7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304.6889" calcext:value-type="float">
            <text:p>304.68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39.3696" calcext:value-type="float">
            <text:p>439.36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599.7294" calcext:value-type="float">
            <text:p>599.72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785.6839" calcext:value-type="float">
            <text:p>785.68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027.5288" calcext:value-type="float">
            <text:p>1027.52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245.1599" calcext:value-type="float">
            <text:p>1245.15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7.746" calcext:value-type="float">
            <text:p>17.7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3.1744" calcext:value-type="float">
            <text:p>53.17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39.5927" calcext:value-type="float">
            <text:p>139.59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95.2356" calcext:value-type="float">
            <text:p>195.23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305.3091" calcext:value-type="float">
            <text:p>305.30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40.4068" calcext:value-type="float">
            <text:p>440.40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601.3117" calcext:value-type="float">
            <text:p>601.31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788.0569" calcext:value-type="float">
            <text:p>788.05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000.4893" calcext:value-type="float">
            <text:p>1000.48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240.5076" calcext:value-type="float">
            <text:p>1240.50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7.8411" calcext:value-type="float">
            <text:p>17.84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3.1503" calcext:value-type="float">
            <text:p>53.15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11.0342" calcext:value-type="float">
            <text:p>111.0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96.9358" calcext:value-type="float">
            <text:p>196.93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308.172" calcext:value-type="float">
            <text:p>308.1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44.0626" calcext:value-type="float">
            <text:p>444.06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606.4561" calcext:value-type="float">
            <text:p>606.45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794.6884" calcext:value-type="float">
            <text:p>794.68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009.3102" calcext:value-type="float">
            <text:p>1009.31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250.4128" calcext:value-type="float">
            <text:p>1250.4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41.0926" calcext:value-type="float">
            <text:p>41.09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MIN([.A41];[.A51];[.A61];[.A71])" office:value-type="float" office:value="41.0873" calcext:value-type="float">
            <text:p>41.0873</text:p>
          </table:table-cell>
          <table:table-cell table:number-columns-repeated="2"/>
        </table:table-row>
        <table:table-row table:style-name="ro1">
          <table:table-cell office:value-type="float" office:value="81.8408" calcext:value-type="float">
            <text:p>81.84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MIN([.A42];[.A52];[.A62];[.A72])" office:value-type="float" office:value="81.8233" calcext:value-type="float">
            <text:p>81.8233</text:p>
          </table:table-cell>
          <table:table-cell table:number-columns-repeated="2"/>
        </table:table-row>
        <table:table-row table:style-name="ro1">
          <table:table-cell office:value-type="float" office:value="159.9199" calcext:value-type="float">
            <text:p>159.91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MIN([.A43];[.A53];[.A63];[.A73])" office:value-type="float" office:value="159.8912" calcext:value-type="float">
            <text:p>159.8912</text:p>
          </table:table-cell>
          <table:table-cell table:number-columns-repeated="2"/>
        </table:table-row>
        <table:table-row table:style-name="ro1">
          <table:table-cell office:value-type="float" office:value="263.8781" calcext:value-type="float">
            <text:p>263.87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MIN([.A44];[.A54];[.A64];[.A74])" office:value-type="float" office:value="263.8448" calcext:value-type="float">
            <text:p>263.8448</text:p>
          </table:table-cell>
          <table:table-cell table:number-columns-repeated="2"/>
        </table:table-row>
        <table:table-row table:style-name="ro1">
          <table:table-cell office:value-type="float" office:value="393.6827" calcext:value-type="float">
            <text:p>393.68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MIN([.A45];[.A55];[.A65];[.A75])" office:value-type="float" office:value="393.6462" calcext:value-type="float">
            <text:p>393.6462</text:p>
          </table:table-cell>
          <table:table-cell table:number-columns-repeated="2"/>
        </table:table-row>
        <table:table-row table:style-name="ro1">
          <table:table-cell office:value-type="float" office:value="549.4042" calcext:value-type="float">
            <text:p>549.40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MIN([.A46];[.A56];[.A66];[.A76])" office:value-type="float" office:value="549.3518" calcext:value-type="float">
            <text:p>549.3518</text:p>
          </table:table-cell>
          <table:table-cell table:number-columns-repeated="2"/>
        </table:table-row>
        <table:table-row table:style-name="ro1">
          <table:table-cell office:value-type="float" office:value="731.2198" calcext:value-type="float">
            <text:p>731.21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MIN([.A47];[.A57];[.A67];[.A77])" office:value-type="float" office:value="731.2198" calcext:value-type="float">
            <text:p>731.2198</text:p>
          </table:table-cell>
          <table:table-cell table:number-columns-repeated="2"/>
        </table:table-row>
        <table:table-row table:style-name="ro1">
          <table:table-cell office:value-type="float" office:value="939.2316" calcext:value-type="float">
            <text:p>939.23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MIN([.A48];[.A58];[.A68];[.A78])" office:value-type="float" office:value="939.156" calcext:value-type="float">
            <text:p>939.156</text:p>
          </table:table-cell>
          <table:table-cell table:number-columns-repeated="2"/>
        </table:table-row>
        <table:table-row table:style-name="ro1">
          <table:table-cell office:value-type="float" office:value="1173.5488" calcext:value-type="float">
            <text:p>1173.54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A49];[.A59];[.A69];[.A79])" office:value-type="float" office:value="1173.4243" calcext:value-type="float">
            <text:p>1173.4243</text:p>
          </table:table-cell>
          <table:table-cell table:number-columns-repeated="2"/>
        </table:table-row>
        <table:table-row table:style-name="ro1">
          <table:table-cell office:value-type="float" office:value="1433.7505" calcext:value-type="float">
            <text:p>1433.7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41.0942" calcext:value-type="float">
            <text:p>41.09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1.8344" calcext:value-type="float">
            <text:p>81.83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59.8961" calcext:value-type="float">
            <text:p>159.89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63.8582" calcext:value-type="float">
            <text:p>263.85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393.7154" calcext:value-type="float">
            <text:p>393.7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549.3633" calcext:value-type="float">
            <text:p>549.36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731.3992" calcext:value-type="float">
            <text:p>731.39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939.2695" calcext:value-type="float">
            <text:p>939.26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173.5969" calcext:value-type="float">
            <text:p>1173.59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433.6755" calcext:value-type="float">
            <text:p>1433.67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41.0981" calcext:value-type="float">
            <text:p>41.09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1.8299" calcext:value-type="float">
            <text:p>81.82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59.896" calcext:value-type="float">
            <text:p>159.8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63.8457" calcext:value-type="float">
            <text:p>263.84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393.6462" calcext:value-type="float">
            <text:p>393.64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549.3518" calcext:value-type="float">
            <text:p>549.35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731.2224" calcext:value-type="float">
            <text:p>731.22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939.1933" calcext:value-type="float">
            <text:p>939.19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173.4243" calcext:value-type="float">
            <text:p>1173.42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433.677" calcext:value-type="float">
            <text:p>1433.6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41.0873" calcext:value-type="float">
            <text:p>41.08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1.8233" calcext:value-type="float">
            <text:p>81.82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59.8912" calcext:value-type="float">
            <text:p>159.89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63.8448" calcext:value-type="float">
            <text:p>263.84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393.658" calcext:value-type="float">
            <text:p>393.6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549.4125" calcext:value-type="float">
            <text:p>549.4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731.3706" calcext:value-type="float">
            <text:p>731.37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939.156" calcext:value-type="float">
            <text:p>939.1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173.5205" calcext:value-type="float">
            <text:p>1173.52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433.5365" calcext:value-type="float">
            <text:p>1433.53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uglytesting.A1:uglytesting.F641">
          <table:filter>
            <table:filter-and>
              <table:filter-condition table:field-number="3" table:data-type="number" table:value="32" table:operator="="/>
              <table:filter-condition table:field-number="0" table:data-type="number" table:value="0.2" table:operator="&gt;"/>
            </table:filter-and>
          </table:filter>
        </table:database-range>
        <table:database-range table:name="__Anonymous_Sheet_DB__1" table:target-range-address="Sheet2.A1:Sheet2.A161" table:contains-header="false">
          <table:filter>
            <table:filter-and>
              <table:filter-condition table:field-number="0" table:data-type="number" table:value="0" table:operator="&gt;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21T18:06:17.392287475</dc:date>
    <meta:editing-duration>PT3H52M42S</meta:editing-duration>
    <meta:editing-cycles>1</meta:editing-cycles>
    <meta:document-statistic meta:table-count="5" meta:cell-count="5865" meta:object-count="0"/>
    <meta:generator>LibreOffice/6.4.7.2$Linux_X86_64 LibreOffice_project/40$Build-2</meta:generator>
  </office:meta>
</office:document-meta>
</file>